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ellComment.get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ellComment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CellComment.getObjectBou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ellComment.getAnch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ellComment.getOff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CellComment.EPCell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CellComment.getDir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ellComment.getAuth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